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9889b" officeooo:paragraph-rsid="0009889b"/>
    </style:style>
    <style:style style:name="P2" style:family="paragraph" style:parent-style-name="Heading_20_1">
      <style:paragraph-properties fo:text-align="center" style:justify-single-word="false"/>
      <style:text-properties officeooo:paragraph-rsid="0011a6ba"/>
    </style:style>
    <style:style style:name="P3" style:family="paragraph" style:parent-style-name="Heading_20_2">
      <style:text-properties officeooo:paragraph-rsid="0012bb7f"/>
    </style:style>
    <style:style style:name="P4" style:family="paragraph" style:parent-style-name="Text_20_body">
      <style:paragraph-properties fo:text-align="center" style:justify-single-word="false"/>
      <style:text-properties officeooo:paragraph-rsid="0011a6ba"/>
    </style:style>
    <style:style style:name="P5" style:family="paragraph" style:parent-style-name="Text_20_body">
      <style:text-properties officeooo:paragraph-rsid="0012bb7f"/>
    </style:style>
    <style:style style:name="T1" style:family="text">
      <style:text-properties officeooo:rsid="0011a6ba"/>
    </style:style>
    <style:style style:name="T2" style:family="text">
      <style:text-properties officeooo:rsid="0012bb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text:span text:style-name="T1">Viterbi</text:span></text:h>
      <text:p text:style-name="P4"><text:span text:style-name="T1"/></text:p>
      <text:h text:style-name="P3" text:outline-level="2"><text:span text:style-name="T2">Status</text:span></text:h>
      <text:p text:style-name="Text_20_body"><text:span text:style-name="T2">Our implementations have been done in C++, for no apparent reason other than us wanting to spend a lot longer time than necessary on doing the assignment. </text:span></text:p>
      <text:h text:style-name="P3" text:outline-level="2"><text:span text:style-name="T2"/></text:h>
      <text:h text:style-name="P3" text:outline-level="2"><text:span text:style-name="T2">Implementations</text:span></text:h>
      <text:p text:style-name="P5"><text:span text:style-name="T2">Our algorithms are fairly naive, but do seem to to yield results close to the examples handed out.</text:span></text:p>
      <text:p text:style-name="P5"><text:span text:style-name="T2"/></text:p>
      <text:h text:style-name="P3" text:outline-level="2"><text:span text:style-name="T2"/></text:h>
      <text:h text:style-name="P3" text:outline-level="2"><text:span text:style-name="T2">Output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9889b" officeooo:paragraph-rsid="0009889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Machine Learning 2014, project 1</text:p>
        <text:p text:style-name="MP1">Frederik Hansen, 20096365<text:line-break/>Julian Nielsen, 20092935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8T00:19:13.93</meta:creation-date>
    <dc:date>2014-02-24T22:00:35.93</dc:date>
    <meta:editing-duration>PT19M3S</meta:editing-duration>
    <meta:editing-cycles>3</meta:editing-cycles>
    <meta:generator>LibreOffice/4.0.3.3$Windows_x86 LibreOffice_project/0eaa50a932c8f2199a615e1eb30f7ac74279539</meta:generator>
    <meta:document-statistic meta:table-count="0" meta:image-count="0" meta:object-count="0" meta:page-count="1" meta:paragraph-count="8" meta:word-count="60" meta:character-count="369" meta:non-whitespace-character-count="316"/>
  </office:meta>
</office:document-meta>
</file>